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officeooo:rsid="00034ee9" officeooo:paragraph-rsid="00034ee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7706845" text:style-name="L2">
        <text:list-item>
          <text:p text:style-name="P1">Index.html</text:p>
          <text:list>
            <text:list-item>
              <text:p text:style-name="P1">Nav toolbar</text:p>
              <text:list>
                <text:list-item>
                  <text:p text:style-name="P1">separate div, top of page</text:p>
                </text:list-item>
                <text:list-item>
                  <text:p text:style-name="P1">logo as middle item</text:p>
                  <text:list>
                    <text:list-item>
                      <text:p text:style-name="P1">margin/padding for logo smaller than other list items</text:p>
                    </text:list-item>
                  </text:list>
                </text:list-item>
                <text:list-item>
                  <text:p text:style-name="P1">click on list item, show other links/rest of site?</text:p>
                </text:list-item>
              </text:list>
            </text:list-item>
            <text:list-item>
              <text:p text:style-name="P1">background</text:p>
            </text:list-item>
            <text:list-item>
              <text:p text:style-name="P1">picture</text:p>
            </text:list-item>
            <text:list-item>
              <text:p text:style-name="P1">heading</text:p>
            </text:list-item>
            <text:list-item>
              <text:p text:style-name="P1">meaningful quote</text:p>
            </text:list-item>
            <text:list-item>
              <text:p text:style-name="P1">link to latest schedu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05:13:00.707207603</dc:date>
    <meta:editing-duration>PT6M43S</meta:editing-duration>
    <meta:editing-cycles>1</meta:editing-cycles>
    <meta:document-statistic meta:table-count="0" meta:image-count="0" meta:object-count="0" meta:page-count="1" meta:paragraph-count="11" meta:word-count="49" meta:character-count="267" meta:non-whitespace-character-count="235"/>
    <meta:generator>LibreOffice/6.1.4.2$Linux_X86_64 LibreOffice_project/10$Build-2</meta:generator>
  </office:meta>
</office:document-meta>
</file>